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Record.LockRecord( Record record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cord.do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kRecord.is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cord.LockRecord( NodeId nodeId , Record record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Record.process( ClusterRecord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cord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cord.doWr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kRecord.LockRecord( NodeId nodeId , boolean isDeep , String userId , Record record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Record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Record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